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a9c1" officeooo:paragraph-rsid="0005a9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ie um pequeno projeto-teste para treina em Machine Leargning, mas quando chegou no designer,</text:p>
      <text:p text:style-name="P1">começou apresentar erro em várias tentativas. Conforme alguns documentos anexos; dê o mesmo nome do projeto do professor por achava que o problema era quando criava outros nomes para seguir os mesmos passos indicado por ele, no designer aparece os dados, mas para os componentes não encontrei nenhum, não sei se era porque estava usando a versão gratui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16:35:47.297316200</meta:creation-date>
    <dc:date>2025-04-10T16:44:09.202759800</dc:date>
    <meta:editing-duration>PT8M22S</meta:editing-duration>
    <meta:editing-cycles>1</meta:editing-cycles>
    <meta:document-statistic meta:table-count="0" meta:image-count="0" meta:object-count="0" meta:page-count="1" meta:paragraph-count="2" meta:word-count="72" meta:character-count="449" meta:non-whitespace-character-count="379"/>
    <meta:generator>LibreOffice/25.2.2.2$Windows_X86_64 LibreOffice_project/7370d4be9e3cf6031a51beef54ff3bda878e3fac</meta:generator>
  </office:meta>
</office:document-meta>
</file>